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2" svg:font-family="Tahoma"/>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1575in" fo:margin-bottom="0in" loext:contextual-spacing="false" fo:text-align="start" style:justify-single-word="false"/>
      <style:text-properties style:font-name="Liberation Serif" fo:language="en" fo:country="GB" officeooo:rsid="001fb59c" officeooo:paragraph-rsid="001fb59c"/>
    </style:style>
    <style:style style:name="P2" style:family="paragraph" style:parent-style-name="Text_20_body">
      <style:paragraph-properties fo:margin-top="0.1575in" fo:margin-bottom="0in" loext:contextual-spacing="false" fo:text-align="start" style:justify-single-word="false"/>
      <style:text-properties style:font-name="Liberation Serif" fo:language="en" fo:country="GB" officeooo:rsid="001e1e70" officeooo:paragraph-rsid="001e1e70"/>
    </style:style>
    <style:style style:name="P3" style:family="paragraph" style:parent-style-name="Text_20_body">
      <style:paragraph-properties fo:margin-top="0.1575in" fo:margin-bottom="0in" loext:contextual-spacing="false" fo:text-align="start" style:justify-single-word="false"/>
      <style:text-properties style:font-name="Liberation Serif" fo:language="en" fo:country="GB" officeooo:rsid="001e1e70" officeooo:paragraph-rsid="0025df4d"/>
    </style:style>
    <style:style style:name="P4" style:family="paragraph" style:parent-style-name="Text_20_body">
      <style:paragraph-properties fo:margin-top="0.1575in" fo:margin-bottom="0in" loext:contextual-spacing="false" fo:text-align="start" style:justify-single-word="false"/>
      <style:text-properties style:font-name="Liberation Serif" fo:language="en" fo:country="GB" officeooo:rsid="00216750" officeooo:paragraph-rsid="00216750"/>
    </style:style>
    <style:style style:name="P5" style:family="paragraph" style:parent-style-name="Text_20_body">
      <style:paragraph-properties fo:margin-top="0.1575in" fo:margin-bottom="0in" loext:contextual-spacing="false" fo:text-align="start" style:justify-single-word="false"/>
      <style:text-properties style:font-name="Liberation Serif" fo:language="en" fo:country="GB" officeooo:rsid="00230de6" officeooo:paragraph-rsid="00230de6"/>
    </style:style>
    <style:style style:name="P6" style:family="paragraph" style:parent-style-name="Text_20_body">
      <style:paragraph-properties fo:margin-top="0.1575in" fo:margin-bottom="0in" loext:contextual-spacing="false" fo:text-align="start" style:justify-single-word="false"/>
      <style:text-properties style:font-name="Liberation Serif" fo:language="en" fo:country="GB" officeooo:rsid="0025df4d" officeooo:paragraph-rsid="0025df4d"/>
    </style:style>
    <style:style style:name="P7" style:family="paragraph" style:parent-style-name="Text_20_body" style:list-style-name="L1">
      <style:paragraph-properties fo:margin-top="0.1575in" fo:margin-bottom="0in" loext:contextual-spacing="false" fo:text-align="start" style:justify-single-word="false"/>
      <style:text-properties style:font-name="Liberation Serif" fo:language="en" fo:country="GB" officeooo:rsid="001e1e70" officeooo:paragraph-rsid="001e1e70"/>
    </style:style>
    <style:style style:name="P8" style:family="paragraph" style:parent-style-name="Text_20_body">
      <style:paragraph-properties fo:margin-top="0.1575in" fo:margin-bottom="0in" loext:contextual-spacing="false" fo:text-align="start" style:justify-single-word="false"/>
      <style:text-properties style:font-name="Liberation Serif" fo:language="en" fo:country="GB" officeooo:rsid="002777dd" officeooo:paragraph-rsid="002777dd"/>
    </style:style>
    <style:style style:name="T1" style:family="text">
      <style:text-properties officeooo:rsid="001fb59c"/>
    </style:style>
    <style:style style:name="T2" style:family="text">
      <style:text-properties officeooo:rsid="0020529e"/>
    </style:style>
    <style:style style:name="T3" style:family="text">
      <style:text-properties officeooo:rsid="001e1e70"/>
    </style:style>
    <style:style style:name="T4" style:family="text">
      <style:text-properties officeooo:rsid="0020ce0f"/>
    </style:style>
    <style:style style:name="T5" style:family="text">
      <style:text-properties officeooo:rsid="00216750"/>
    </style:style>
    <style:style style:name="T6" style:family="text">
      <style:text-properties officeooo:rsid="00230de6"/>
    </style:style>
    <style:style style:name="T7" style:family="text">
      <style:text-properties officeooo:rsid="0024049a"/>
    </style:style>
    <style:style style:name="T8" style:family="text">
      <style:text-properties officeooo:rsid="0025df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hort: LibreOffice Viewer allows you to view your documents just like on the desktop</text:p>
      <text:p text:style-name="P1">LibreOffice Viewer</text:p>
      <text:p text:style-name="P2">LibreOffice is the best free office suite on the desktop, and is now available on Android as a native application. The software is backed by a dynamic community, represented by The Document Foundation, a not for profit entity based in Germany.</text:p>
      <text:p text:style-name="P6">LibreOffice Viewer also comes with a first preview of the editing functionality, which is considered an experimental feature and not stable enough for mission critical tasks. Feedback and bug reports are very welcome, to help developers improve the quality of the application on its way to a fully-fledged editor.</text:p>
      <text:p text:style-name="P2">LibreOffice Viewer supports several file formats:</text:p>
      <text:list xml:id="list415604042614442374" text:style-name="L1">
        <text:list-item>
          <text:p text:style-name="P7">Open Document Format (odt, ods and odp);</text:p>
        </text:list-item>
        <text:list-item>
          <text:p text:style-name="P7">Microsoft Office 2007/2010/2013 (docx, xlsx and pptx);</text:p>
        </text:list-item>
        <text:list-item>
          <text:p text:style-name="P7">Microsoft Office 97/2000/XP/2003 (doc, xls and ppt).</text:p>
        </text:list-item>
      </text:list>
      <text:p text:style-name="P4">LibreOffice Viewer also offers basic editing capabilities, like modifying words in existing paragraphs and changing font styles such as bold and italics. Editing will be enhanced in the future, with the help of the developers community.</text:p>
      <text:p text:style-name="P3">Users are invited to report problems, using the bug tracker and attaching files that have triggered the issue at <text:a xlink:type="simple" xlink:href="https://bugs.documentfoundation.org/" text:style-name="Internet_20_link" text:visited-style-name="Visited_20_Internet_20_Link"><text:span text:style-name="T5">https://bugs.documentfoundation.org</text:span></text:a>.</text:p>
      <text:p text:style-name="P2">LibreOffice Viewer is using the same engine as LibreOffice for Windows, OS X and Linux. This, combined with a new front-end based on Firefox for Android, reads documents similarly to LibreOffice on the desktop.</text:p>
      <text:p text:style-name="P5">LibreOffice Viewer is released under the Mozilla Public License v2.</text:p>
      <text:p text:style-name="P3">Credits: LibreOffice Viewer has been developed by Collabora and Igalia, backed by Smoose, with contributions from Google Summer of Code students, in joint cooperation with The Document Foundation and the LibreOffice community. SUSE has provided a key foundation of cross platform support, and Mozilla Corporation several core components. Special thanks to hundreds of independent LibreOffice contributors, who have contributed to the source code since 2010. Full credits: <text:a xlink:type="simple" xlink:href="http://www.libreoffice.org/about-us/credits" text:style-name="Internet_20_link" text:visited-style-name="Visited_20_Internet_20_Link"><text:span text:style-name="T7">http://www.libreoffice.org/about-us/credi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2" svg:font-family="Tahoma"/>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575in" fo:margin-bottom="0in" loext:contextual-spacing="false" fo:text-align="justify" style:justify-single-word="false" style:page-number="auto"/>
    </style:style>
    <style:style style:name="Heading" style:family="paragraph" style:parent-style-name="Standard" style:next-style-name="Text_20_body" style:class="text" style:master-page-name="">
      <style:paragraph-properties fo:margin-top="0.1575in" fo:margin-bottom="0in" loext:contextual-spacing="false" fo:text-align="center" style:justify-single-word="false" style:page-number="auto" style:shadow="none" fo:keep-with-next="auto">
        <style:tab-stops/>
      </style:paragraph-properties>
      <style:text-properties style:font-name="Times New Roman1" fo:font-family="'Times New Roman'" style:font-style-name="Grassetto" style:font-family-generic="roman" style:font-pitch="variable" fo:font-size="14pt" fo:font-weight="bold"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5752in" fo:margin-bottom="1.378in" fo:margin-left="1.378in" fo:margin-right="1.378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c4c7d32d0d49397cad38d62472b0bc8acff48dd6</meta:generator>
    <meta:creation-date>2015-05-18T10:11:26.260029000</meta:creation-date>
    <dc:language>it-IT</dc:language>
    <meta:editing-cycles>7</meta:editing-cycles>
    <meta:editing-duration>PT3H58M8S</meta:editing-duration>
    <meta:initial-creator>Italo Vignoli</meta:initial-creator>
    <dc:date>2015-05-20T16:11:25.486513001</dc:date>
    <meta:document-statistic meta:table-count="0" meta:image-count="0" meta:object-count="0" meta:page-count="1" meta:paragraph-count="13" meta:word-count="304" meta:character-count="2034" meta:non-whitespace-character-count="1746"/>
    <meta:user-defined meta:name="Info 1"/>
    <meta:user-defined meta:name="Info 2"/>
    <meta:user-defined meta:name="Info 3"/>
    <meta:user-defined meta:name="Info 4"/>
    <meta:template xlink:type="simple" xlink:actuate="onRequest" xlink:title="normal" xlink:href="../../Dropbox/Software/LibreOffice/Template/Italo/normal.ott" meta:date="2015-05-18T10:11:25.831314000"/>
  </office:meta>
</office:document-meta>
</file>